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35B452BEF42F279C574.jpg" manifest:media-type="image/jpeg"/>
  <manifest:file-entry manifest:full-path="Pictures/1000000000000258000003843FB1D420CC46C8F5.jpg" manifest:media-type="image/jpeg"/>
  <manifest:file-entry manifest:full-path="Pictures/1000000000000500000002D09AB632268A65EE95.jpg" manifest:media-type="image/jpeg"/>
  <manifest:file-entry manifest:full-path="Pictures/10000000000000C200000103964F29AAA5B97828.jpg" manifest:media-type="image/jpeg"/>
  <manifest:file-entry manifest:full-path="Pictures/10000000000004B0000007805D9C03B9FB39B180.jpg" manifest:media-type="image/jpeg"/>
  <manifest:file-entry manifest:full-path="Pictures/10000000000000C2000001034D2A606934AC514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a676" officeooo:paragraph-rsid="001fa676"/>
    </style:style>
    <style:style style:name="P2" style:family="paragraph" style:parent-style-name="Standard">
      <style:text-properties officeooo:rsid="00205b21" officeooo:paragraph-rsid="00205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0.847cm" svg:width="17cm" svg:height="8.296cm" draw:z-index="0"><draw:image xlink:href="Pictures/1000000000000500000002D09AB632268A65EE95.jpg" xlink:type="simple" xlink:show="embed" xlink:actuate="onLoad" loext:mime-type="image/jpeg"/></draw:frame>Screen1</text:p>
      <text:p text:style-name="Standard"/>
      <text:p text:style-name="Standard"><text:s text:c="7"/></text:p>
      <text:p text:style-name="Standard"/>
      <text:p text:style-name="P1">Screen2 <text:s text:c="58"/>Screen3</text:p>
      <text:p text:style-name="Standard"><draw:frame draw:style-name="fr1" draw:name="Image2" text:anchor-type="paragraph" svg:x="-0.125cm" svg:y="0.206cm" svg:width="6.299cm" svg:height="9.319cm" draw:z-index="1"><draw:image xlink:href="Pictures/10000000000000C2000001034D2A606934AC5148.jpg" xlink:type="simple" xlink:show="embed" xlink:actuate="onLoad" loext:mime-type="image/jpeg"/></draw:frame></text:p>
      <text:p text:style-name="Standard"><draw:frame draw:style-name="fr1" draw:name="Image3" text:anchor-type="paragraph" svg:x="7.685cm" svg:y="0.09cm" svg:width="9.093cm" svg:height="9.368cm" draw:z-index="2"><draw:image xlink:href="Pictures/10000000000004B0000007805D9C03B9FB39B180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creen4 <text:s text:c="66"/>Screen5 <text:s text:c="17"/></text:p>
      <text:p text:style-name="Standard"/>
      <text:p text:style-name="Standard"><draw:frame draw:style-name="fr1" draw:name="Image5" text:anchor-type="paragraph" svg:x="-0.139cm" svg:y="0.217cm" svg:width="7.013cm" svg:height="9.246cm" draw:z-index="4"><draw:image xlink:href="Pictures/1000000000000258000003843FB1D420CC46C8F5.jpg" xlink:type="simple" xlink:show="embed" xlink:actuate="onLoad" loext:mime-type="image/jpeg"/></draw:frame><draw:frame draw:style-name="fr1" draw:name="Image4" text:anchor-type="paragraph" svg:x="8.738cm" svg:y="0.213cm" svg:width="6.854cm" svg:height="9.25cm" draw:z-index="3"><draw:image xlink:href="Pictures/10000000000000C200000103964F29AAA5B97828.jpg" xlink:type="simple" xlink:show="embed" xlink:actuate="onLoad" loext:mime-type="image/jpeg"/></draw:frame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creen6</text:p>
      <text:p text:style-name="Standard"><draw:frame draw:style-name="fr1" draw:name="Image6" text:anchor-type="paragraph" svg:x="0.192cm" svg:y="0.413cm" svg:width="11.141cm" svg:height="11.908cm" draw:z-index="5"><draw:image xlink:href="Pictures/10000000000002800000035B452BEF42F279C574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8:48:52.554944456</meta:creation-date>
    <meta:generator>LibreOffice/6.0.7.3$Linux_X86_64 LibreOffice_project/00m0$Build-3</meta:generator>
    <dc:date>2019-03-13T09:45:18.159371967</dc:date>
    <meta:editing-duration>PT5M22S</meta:editing-duration>
    <meta:editing-cycles>2</meta:editing-cycles>
    <meta:document-statistic meta:table-count="0" meta:image-count="6" meta:object-count="0" meta:page-count="2" meta:paragraph-count="6" meta:word-count="6" meta:character-count="195" meta:non-whitespace-character-count="42"/>
  </office:meta>
</office:document-meta>
</file>